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43000006D85BD8023A.jpg" manifest:media-type="image/jpeg"/>
  <manifest:file-entry manifest:full-path="Pictures/tw_logo.pn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xsl:stylesheet xmlns:fo="http://www.w3.org/1999/XSL/Format" xmlns:xsl="http://www.w3.org/1999/XSL/Transform" xmlns:office="urn:oasis:names:tc:opendocument:xmlns:office:1.0" xmlns:style="urn:oasis:names:tc:opendocument:xmlns:style:1.0" xmlns:text="urn:oasis:names:tc:opendocument:xmlns:text:1.0" xmlns:table="urn:oasis:names:tc:opendocument:xmlns:table:1.0" xmlns:draw="urn:oasis:names:tc:opendocument:xmlns:drawing:1.0" version="1.0">
  <xsl:output method="xml" version="1.0" indent="yes"/>
  <xsl:template match="ausbildungsvertraege">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Grande" svg:font-family="'Lucida Grande', 'Times New Roman'" style:font-family-generic="roman"/>
        <style:font-face style:name="Optima" svg:font-family="Optima, 'Times New Roman'" style:font-family-generic="roman"/>
        <style:font-face style:name="ヒラギノ角ゴ Pro W3" svg:font-family="'ヒラギノ角ゴ Pro W3'"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5.252cm" table:align="left" style:writing-mode="lr-tb"/>
        </style:style>
        <style:style style:name="Tabelle1.A" style:family="table-column">
          <style:table-column-properties style:column-width="7.001cm"/>
        </style:style>
        <style:style style:name="Tabelle1.B" style:family="table-column">
          <style:table-column-properties style:column-width="1.251cm"/>
        </style:style>
        <style:style style:name="Tabelle1.1" style:family="table-row">
          <style:table-row-properties fo:keep-together="auto"/>
        </style:style>
        <style:style style:name="Tabelle1.A1" style:family="table-cell">
          <style:table-cell-properties style:vertical-align="top" fo:padding="0cm" fo:border-left="none" fo:border-right="none" fo:border-top="0.5pt dotted #000000" fo:border-bottom="0.5pt dotted #000000" style:writing-mode="lr-tb"/>
        </style:style>
        <style:style style:name="Tabelle1.B1" style:family="table-cell">
          <style:table-cell-properties style:vertical-align="top" fo:padding="0cm" fo:border="none" style:writing-mode="lr-tb"/>
        </style:style>
        <style:style style:name="Tabelle1.A2" style:family="table-cell">
          <style:table-cell-properties style:vertical-align="top" fo:padding="0cm" fo:border-left="none" fo:border-right="none" fo:border-top="0.5pt dotted #000000" fo:border-bottom="none" style:writing-mode="lr-tb"/>
        </style:style>
        <style:style style:name="P1" style:family="paragraph" style:parent-style-name="Standard">
          <style:paragraph-properties fo:line-height="130%" fo:text-align="justify" style:justify-single-word="false">
            <style:tab-stops>
              <style:tab-stop style:position="0cm"/>
              <style:tab-stop style:position="6.251cm"/>
            </style:tab-stops>
          </style:paragraph-properties>
        </style:style>
        <style:style style:name="P2" style:family="paragraph" style:parent-style-name="Standard">
          <style:paragraph-properties fo:line-height="130%"/>
          <style:text-properties fo:font-size="8pt" style:font-size-asian="8pt" style:font-name-complex="Arial" style:font-size-complex="8pt"/>
        </style:style>
        <style:style style:name="P3" style:family="paragraph" style:parent-style-name="Standard">
          <style:paragraph-properties fo:line-height="130%" fo:text-align="justify" style:justify-single-word="false">
            <style:tab-stops>
              <style:tab-stop style:position="1.251cm"/>
            </style:tab-stops>
          </style:paragraph-properties>
          <style:text-properties fo:font-size="8pt" style:font-size-asian="8pt" style:font-name-complex="Arial" style:font-size-complex="8pt"/>
        </style:style>
        <style:style style:name="P4" style:family="paragraph" style:parent-style-name="Standard">
          <style:paragraph-properties fo:line-height="130%"/>
          <style:text-properties fo:font-size="10pt" style:font-size-asian="10pt" style:font-name-complex="Arial"/>
        </style:style>
        <style:style style:name="P5" style:family="paragraph" style:parent-style-name="Standard">
          <style:paragraph-properties fo:line-height="130%" fo:text-align="justify" style:justify-single-word="false"/>
          <style:text-properties fo:font-size="10pt" style:font-size-asian="10pt" style:font-name-complex="Arial"/>
        </style:style>
        <style:style style:name="P6" style:family="paragraph" style:parent-style-name="Standard">
          <style:paragraph-properties fo:line-height="130%" fo:text-align="justify" style:justify-single-word="false">
            <style:tab-stops>
              <style:tab-stop style:position="6.251cm"/>
            </style:tab-stops>
          </style:paragraph-properties>
          <style:text-properties fo:font-size="10pt" style:font-size-asian="10pt" style:font-name-complex="Arial"/>
        </style:style>
        <style:style style:name="P7" style:family="paragraph" style:parent-style-name="Standard">
          <style:paragraph-properties fo:line-height="130%" fo:text-align="justify" style:justify-single-word="false">
            <style:tab-stops>
              <style:tab-stop style:position="0cm"/>
              <style:tab-stop style:position="6.251cm"/>
            </style:tab-stops>
          </style:paragraph-properties>
          <style:text-properties fo:font-size="10pt" style:font-size-asian="10pt" style:font-name-complex="Arial"/>
        </style:style>
        <style:style style:name="P8" style:family="paragraph" style:parent-style-name="Standard">
          <style:paragraph-properties fo:line-height="130%" fo:text-align="justify" style:justify-single-word="false">
            <style:tab-stops>
              <style:tab-stop style:position="1.251cm"/>
            </style:tab-stops>
          </style:paragraph-properties>
          <style:text-properties fo:font-size="10pt" style:font-size-asian="10pt" style:font-name-complex="Arial"/>
        </style:style>
        <style:style style:name="P9" style:family="paragraph" style:parent-style-name="Standard">
          <style:paragraph-properties fo:line-height="130%" fo:text-align="justify" style:justify-single-word="false"/>
          <style:text-properties fo:font-size="10pt" fo:background-color="#ffff00" style:font-size-asian="10pt" style:language-asian="zxx" style:country-asian="none" style:font-name-complex="Arial" style:language-complex="zxx" style:country-complex="none"/>
        </style:style>
        <style:style style:name="P10" style:family="paragraph" style:parent-style-name="Standard">
          <style:text-properties fo:language="de" fo:country="AT"/>
        </style:style>
        <style:style style:name="P11" style:family="paragraph" style:parent-style-name="Standard">
          <style:paragraph-properties fo:line-height="130%"/>
          <style:text-properties fo:font-size="7pt" style:font-size-asian="7pt" style:font-name-complex="Arial" style:font-size-complex="7pt"/>
        </style:style>
        <style:style style:name="P12" style:family="paragraph" style:parent-style-name="Standard">
          <style:paragraph-properties fo:line-height="130%" fo:text-align="justify" style:justify-single-word="false"/>
          <style:text-properties fo:font-size="7pt" style:font-size-asian="7pt" style:font-name-complex="Arial" style:font-size-complex="7pt"/>
        </style:style>
        <style:style style:name="P13" style:family="paragraph" style:parent-style-name="Standard">
          <style:paragraph-properties fo:line-height="130%"/>
          <style:text-properties fo:font-size="9pt" style:font-size-asian="9pt" style:font-name-complex="Arial" style:font-size-complex="9pt"/>
        </style:style>
        <style:style style:name="P14" style:family="paragraph" style:parent-style-name="Standard">
          <style:paragraph-properties fo:line-height="130%" fo:text-align="justify" style:justify-single-word="false"/>
          <style:text-properties fo:font-size="9pt" style:font-size-asian="9pt" style:font-name-complex="Arial" style:font-size-complex="9pt"/>
        </style:style>
        <style:style style:name="P15" style:family="paragraph" style:parent-style-name="Standard">
          <style:paragraph-properties fo:line-height="130%" fo:text-align="justify" style:justify-single-word="false" fo:break-before="page"/>
          <style:text-properties fo:font-size="8pt" style:font-size-asian="8pt" style:font-name-complex="Arial" style:font-size-complex="8pt"/>
        </style:style>
        <style:style style:name="P16" style:family="paragraph" style:parent-style-name="Standard">
          <style:paragraph-properties fo:line-height="130%" fo:text-align="justify" style:justify-single-word="false" fo:break-before="page">
            <style:tab-stops>
              <style:tab-stop style:position="1.251cm"/>
            </style:tab-stops>
          </style:paragraph-properties>
          <style:text-properties fo:font-size="8pt" style:font-size-asian="8pt" style:font-name-complex="Arial" style:font-size-complex="8pt"/>
        </style:style>
        <style:style style:name="P17" style:family="paragraph" style:parent-style-name="Standard">
          <style:paragraph-properties fo:margin-left="0cm" fo:margin-right="-0.252cm" fo:line-height="130%" fo:text-align="justify" style:justify-single-word="false" fo:text-indent="0cm" style:auto-text-indent="false">
            <style:tab-stops>
              <style:tab-stop style:position="1.251cm"/>
            </style:tab-stops>
          </style:paragraph-properties>
          <style:text-properties fo:font-size="10pt" fo:background-color="#ffff00" style:font-size-asian="10pt" style:font-name-complex="Arial"/>
        </style:style>
        <style:style style:name="P18" style:family="paragraph" style:parent-style-name="Standard">
          <style:paragraph-properties fo:margin-left="0cm" fo:margin-right="-0.252cm" fo:line-height="130%" fo:text-indent="0cm" style:auto-text-indent="false">
            <style:tab-stops>
              <style:tab-stop style:position="1.251cm"/>
            </style:tab-stops>
          </style:paragraph-properties>
          <style:text-properties fo:font-size="10pt" style:font-size-asian="10pt" style:font-name-complex="Arial"/>
        </style:style>
        <style:style style:name="P19" style:family="paragraph" style:parent-style-name="Standard">
          <style:paragraph-properties fo:margin-left="0cm" fo:margin-right="-0.25cm" fo:margin-top="0.106cm" fo:margin-bottom="0cm" fo:line-height="130%" fo:text-indent="0cm" style:auto-text-indent="false">
            <style:tab-stops>
              <style:tab-stop style:position="1.251cm"/>
            </style:tab-stops>
          </style:paragraph-properties>
          <style:text-properties fo:font-size="9pt" style:font-size-asian="9pt" style:font-name-complex="Arial" style:font-size-complex="9pt"/>
        </style:style>
        <style:style style:name="P20" style:family="paragraph" style:parent-style-name="Standard">
          <style:paragraph-properties fo:margin-left="0cm" fo:margin-right="-0.25cm" fo:margin-top="0.106cm" fo:margin-bottom="0cm" fo:line-height="130%" fo:text-indent="0cm" style:auto-text-indent="false">
            <style:tab-stops>
              <style:tab-stop style:position="1.251cm"/>
              <style:tab-stop style:position="14.503cm" style:type="right"/>
            </style:tab-stops>
          </style:paragraph-properties>
          <style:text-properties fo:font-size="9pt" style:font-size-asian="9pt" style:font-name-complex="Arial" style:font-size-complex="9pt"/>
        </style:style>
        <style:style style:name="P21" style:family="paragraph" style:parent-style-name="Standard">
          <style:paragraph-properties fo:margin-left="0cm" fo:margin-right="-0.25cm" fo:margin-top="0.106cm" fo:margin-bottom="0cm" fo:line-height="130%" fo:text-indent="0cm" style:auto-text-indent="false" style:snap-to-layout-grid="false">
            <style:tab-stops>
              <style:tab-stop style:position="1.251cm"/>
              <style:tab-stop style:position="14.503cm" style:type="right"/>
            </style:tab-stops>
          </style:paragraph-properties>
          <style:text-properties fo:font-size="9pt" style:font-size-asian="9pt" style:font-name-complex="Arial" style:font-size-complex="9pt"/>
        </style:style>
        <style:style style:name="P22" style:family="paragraph" style:parent-style-name="Heading_20_1" style:master-page-name="First_20_Page">
          <style:paragraph-properties style:page-number="1"/>
          <style:text-properties style:language-complex="zxx" style:country-complex="none"/>
        </style:style>
        <style:style style:name="P23" style:family="paragraph" style:parent-style-name="Heading_20_2">
          <style:paragraph-properties fo:margin-left="0cm" fo:margin-right="0cm" fo:text-align="justify" style:justify-single-word="false" fo:text-indent="-0.635cm" style:auto-text-indent="false">
            <style:tab-stops>
              <style:tab-stop style:position="0.751cm"/>
            </style:tab-stops>
          </style:paragraph-properties>
          <style:text-properties fo:font-style="normal" style:font-style-asian="normal"/>
        </style:style>
        <style:style style:name="P24" style:family="paragraph" style:parent-style-name="Heading_20_2">
          <style:paragraph-properties fo:margin-left="0cm" fo:margin-right="0cm" fo:text-align="justify" style:justify-single-word="false" fo:text-indent="-0.635cm" style:auto-text-indent="false">
            <style:tab-stops>
              <style:tab-stop style:position="0.751cm"/>
            </style:tab-stops>
          </style:paragraph-properties>
          <style:text-properties fo:language="de" fo:country="AT" fo:font-style="normal" style:language-asian="ar" style:country-asian="SA" style:font-style-asian="normal"/>
        </style:style>
        <style:style style:name="P25" style:family="paragraph" style:parent-style-name="Heading_20_2">
          <style:paragraph-properties fo:margin-left="0cm" fo:margin-right="0cm" fo:text-align="justify" style:justify-single-word="false" fo:text-indent="-0.635cm" style:auto-text-indent="false">
            <style:tab-stops>
              <style:tab-stop style:position="0.751cm"/>
            </style:tab-stops>
          </style:paragraph-properties>
          <style:text-properties fo:background-color="#ffff00"/>
        </style:style>
        <style:style style:name="P26" style:family="paragraph" style:parent-style-name="Heading_20_2">
          <style:paragraph-properties fo:margin-left="0cm" fo:margin-right="0cm" fo:margin-top="0.071cm" fo:margin-bottom="0.212cm" fo:line-height="130%" fo:text-align="justify" style:justify-single-word="false" fo:text-indent="-0.635cm" style:auto-text-indent="false">
            <style:tab-stops>
              <style:tab-stop style:position="0.751cm"/>
            </style:tab-stops>
          </style:paragraph-properties>
          <style:text-properties fo:language="de" fo:country="AT" fo:font-style="normal" style:language-asian="ar" style:country-asian="SA" style:font-style-asian="normal"/>
        </style:style>
        <style:style style:name="P27" style:family="paragraph" style:parent-style-name="Heading_20_3">
          <style:paragraph-properties fo:margin-top="0cm" fo:margin-bottom="0.106cm" fo:line-height="130%" fo:text-align="justify" style:justify-single-word="false"/>
          <style:text-properties fo:font-size="10pt" fo:language="de" fo:country="AT" style:font-size-asian="10pt" style:language-asian="ar" style:country-asian="SA"/>
        </style:style>
        <style:style style:name="P28" style:family="paragraph" style:parent-style-name="Heading_20_3">
          <style:paragraph-properties fo:margin-top="0cm" fo:margin-bottom="0cm" fo:line-height="130%" fo:text-align="justify" style:justify-single-word="false"/>
          <style:text-properties fo:font-size="10pt" fo:language="de" fo:country="AT" style:font-size-asian="10pt" style:language-asian="ar" style:country-asian="SA"/>
        </style:style>
        <style:style style:name="P29" style:family="paragraph" style:parent-style-name="Heading_20_4">
          <style:paragraph-properties fo:margin-top="0.212cm" fo:margin-bottom="0.071cm" fo:line-height="130%" fo:text-align="justify" style:justify-single-word="false"/>
          <style:text-properties style:font-name="Arial" fo:font-size="10pt" fo:language="de" fo:country="AT" fo:font-weight="normal" style:font-size-asian="10pt" style:language-asian="ar" style:country-asian="SA" style:font-weight-asian="normal" style:font-name-complex="Arial"/>
        </style:style>
        <style:style style:name="P30" style:family="paragraph" style:parent-style-name="Heading_20_4">
          <style:paragraph-properties fo:margin-top="0.353cm" fo:margin-bottom="0.071cm" fo:line-height="130%" fo:text-align="justify" style:justify-single-word="false"/>
          <style:text-properties style:font-name="Arial" fo:font-size="10pt" fo:font-weight="normal" style:font-size-asian="10pt" style:language-asian="ar" style:country-asian="SA" style:font-weight-asian="normal" style:font-name-complex="Arial"/>
        </style:style>
        <style:style style:name="P31" style:family="paragraph" style:parent-style-name="Heading_20_4">
          <style:paragraph-properties fo:margin-top="0.353cm" fo:margin-bottom="0.071cm" fo:line-height="130%" fo:text-align="justify" style:justify-single-word="false"/>
          <style:text-properties style:font-name="Arial" fo:font-size="10pt" fo:language="de" fo:country="AT" fo:font-weight="normal" style:font-size-asian="10pt" style:language-asian="ar" style:country-asian="SA" style:font-weight-asian="normal" style:font-name-complex="Arial"/>
        </style:style>
        <style:style style:name="P32" style:family="paragraph" style:parent-style-name="Heading_20_4">
          <style:paragraph-properties fo:margin-top="0.353cm" fo:margin-bottom="0.071cm" fo:line-height="130%" fo:text-align="justify" style:justify-single-word="false"/>
          <style:text-properties style:font-name="Arial" fo:font-size="10pt" fo:language="en" fo:country="US" fo:font-weight="normal" style:font-size-asian="10pt" style:language-asian="ar" style:country-asian="SA" style:font-weight-asian="normal" style:font-name-complex="Arial"/>
        </style:style>
        <style:style style:name="P33" style:family="paragraph" style:parent-style-name="Footer">
          <style:text-properties fo:font-size="8pt" style:font-size-asian="8pt" style:font-size-complex="8pt"/>
        </style:style>
        <style:style style:name="P34" style:family="paragraph" style:parent-style-name="Header">
          <style:text-properties fo:language="de" fo:country="AT" style:language-asian="none" style:country-asian="none"/>
        </style:style>
        <style:style style:name="P35" style:family="paragraph" style:parent-style-name="Textkörper_20_2">
          <style:paragraph-properties fo:line-height="130%"/>
          <style:text-properties style:font-name="Arial" fo:font-size="10pt" style:font-size-asian="10pt" style:font-name-complex="Arial"/>
        </style:style>
        <style:style style:name="P36" style:family="paragraph" style:parent-style-name="Textkörper_20_3">
          <style:paragraph-properties fo:line-height="130%" fo:orphans="0" fo:widows="0"/>
          <style:text-properties fo:font-size="10pt" style:font-size-asian="10pt" style:font-name-complex="Arial"/>
        </style:style>
        <style:style style:name="P37" style:family="paragraph" style:parent-style-name="Formatvorlage_20_Aufzählung_20_1">
          <style:paragraph-properties fo:text-align="justify" style:justify-single-word="false"/>
        </style:style>
        <style:style style:name="P38" style:family="paragraph" style:parent-style-name="Formatvorlage_20_Aufzählung_20_1">
          <style:paragraph-properties fo:text-align="justify" style:justify-single-word="false"/>
          <style:text-properties fo:font-size="8pt" style:font-size-asian="8pt" style:font-name-complex="Arial" style:font-size-complex="8pt"/>
        </style:style>
        <style:style style:name="P39" style:family="paragraph" style:parent-style-name="Formatvorlage_20_Aufzählung_20_1">
          <style:paragraph-properties fo:text-align="justify" style:justify-single-word="false"/>
          <style:text-properties fo:font-size="8pt" fo:language="de" fo:country="AT" style:font-size-asian="8pt" style:font-name-complex="Arial" style:font-size-complex="8pt"/>
        </style:style>
        <style:style style:name="P40" style:family="paragraph" style:parent-style-name="Formatvorlage_20_Aufzählung_20_1">
          <style:paragraph-properties fo:text-align="justify" style:justify-single-word="false"/>
          <style:text-properties style:language-complex="zxx" style:country-complex="none"/>
        </style:style>
        <style:style style:name="P41" style:family="paragraph" style:parent-style-name="Standard1">
          <style:paragraph-properties fo:line-height="130%"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00" style:font-name="Arial" fo:font-size="10pt" style:font-size-asian="10pt" style:font-name-complex="Arial"/>
        </style:style>
        <style:style style:name="T1" style:family="text">
          <style:text-properties fo:font-weight="bold" style:font-weight-asian="bold"/>
        </style:style>
        <style:style style:name="T2" style:family="text">
          <style:text-properties fo:font-weight="bold" fo:background-color="#ffff00" style:font-weight-asian="bold"/>
        </style:style>
        <style:style style:name="T3" style:family="text">
          <style:text-properties fo:font-size="9pt" style:font-name-asian="Arial" style:font-size-asian="9pt" style:font-size-complex="9pt"/>
        </style:style>
        <style:style style:name="T4" style:family="text">
          <style:text-properties style:font-name-asian="Arial"/>
        </style:style>
        <style:style style:name="T5" style:family="text">
          <style:text-properties fo:font-size="8pt" style:font-size-asian="8pt" style:font-name-complex="Arial"/>
        </style:style>
        <style:style style:name="T6" style:family="text">
          <style:text-properties fo:font-size="8pt" style:font-size-asian="8pt" style:font-size-complex="8pt"/>
        </style:style>
        <style:style style:name="T7" style:family="text">
          <style:text-properties fo:font-size="8pt" fo:background-color="#ffff00" style:font-size-asian="8pt" style:font-size-complex="8pt"/>
        </style:style>
        <style:style style:name="T8" style:family="text">
          <style:text-properties fo:font-size="8pt" fo:font-weight="bold" fo:background-color="#ffff00" style:font-size-asian="8pt" style:font-weight-asian="bold" style:font-size-complex="8pt"/>
        </style:style>
        <style:style style:name="T9" style:family="text">
          <style:text-properties style:font-name-complex="Arial"/>
        </style:style>
        <style:style style:name="T10" style:family="text">
          <style:text-properties fo:font-size="10pt" style:font-size-asian="10pt" style:font-name-complex="Arial"/>
        </style:style>
        <style:style style:name="T11" style:family="text">
          <style:text-properties fo:background-color="#ffff00"/>
        </style:style>
        <style:style style:name="T12" style:family="text">
          <style:text-properties style:language-complex="zxx" style:country-complex="none"/>
        </style:style>
        <style:style style:name="T13" style:family="text">
          <style:text-properties fo:font-style="normal" style:font-style-asian="normal"/>
        </style:style>
        <style:style style:name="T14"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xsl:apply-templates select="ausbildungsvertrag"/>
      </office:body>
    </office:document-content>
  </xsl:template>
  <xsl:template match="ausbildungsvertrag">
    <office:text xmlns:office="urn:oasis:names:tc:opendocument:xmlns:office:1.0" xmlns:style="urn:oasis:names:tc:opendocument:xmlns:style:1.0" xmlns:text="urn:oasis:names:tc:opendocument:xmlns:text:1.0" xmlns:table="urn:oasis:names:tc:opendocument:xmlns:table:1.0" xmlns:draw="urn:oasis:names:tc:opendocument:xmlns:drawing:1.0" xmlns:svg="urn:oasis:names:tc:opendocument:xmlns:svg-compatible:1.0"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is-list-header="true">Ausbildungsvertrag</text:h>
      <text:p text:style-name="P2"/>
      <text:p text:style-name="P4">Dieser Vertrag regelt das Rechtsverhältnis zwischen </text:p>
      <text:p text:style-name="P4"><text:span text:style-name="T1">dem Verein Fachhochschule Technikum Wien,</text:span> 1060 Wien, Mariahilfer Straße 37-39 (kurz „Erhalter“ genannt) einerseits <text:span text:style-name="T1">und</text:span></text:p>
      <text:p text:style-name="P2"/>
      <text:p text:style-name="P6">Familienname: <text:tab/><xsl:value-of select="nachname"/></text:p>
      <text:p text:style-name="P6">Vorname: <text:tab/><xsl:value-of select="vorname"/></text:p>
      <text:p text:style-name="P6">Akademische/r Titel: <text:tab/><xsl:value-of select="titelpre"/><xsl:value-of select="titelpost"/></text:p>
      <text:p text:style-name="P6">Adresse: <text:tab/><xsl:value-of select="strasse"/>; <xsl:value-of select="plz"/></text:p>
      <text:p text:style-name="P7">Geburtsdatum: <text:tab/><text:database-display text:table-name="" text:table-type="table" text:column-name="Geb.datum"><xsl:value-of select="gebdatum"/></text:database-display></text:p>
      <text:p text:style-name="P1">
        <text:span text:style-name="T10">Sozialversicherungsnummer:</text:span>
        <text:span text:style-name="Footnote_20_Symbol">
          <text:span text:style-name="T10">
            <text:note text:id="ftn1" text:note-class="footnote">
             <text:note-citation text:label="1">1</text:note-citation>
              <text:note-body>
                <text:p text:style-name="Standard">
                  <text:span text:style-name="T4">
                    <text:s/>
                  </text:span>
                  <text:span text:style-name="T5">Gemäß § 3 Absatz 1 des Bildungsdokumentationsgesetzes (BGBl. I Nr. 12/2002 idgF) und der Bildungsdokumentationsverordnung-Fachhochschulen <text:s/>(BGBl. II Nr. 29/2004 idgF) hat der Erhalter die Sozialversicherungsnummer zu erfassen und gemäß § 7 Absatz 2 im Wege der Agentur für Qualitätssicherung und Akkreditierung Austria an das zuständige Bundesministerium und die Bundesanstalt Statistik Österreich zu übermitteln.</text:span>
                </text:p>
                <text:p text:style-name="P10"/>
              </text:note-body>
            </text:note>
          </text:span>
        </text:span>
        <text:span text:style-name="T10">
          <text:tab/>
        </text:span>
        <text:span text:style-name="T10">
          <xsl:value-of select="svnr"/>
        </text:span>
      </text:p>
      <text:p text:style-name="P7">Personenkennzeichen:<text:tab/><xsl:value-of select="matrikelnr"/></text:p>
      <text:p text:style-name="P11"/>
      <text:p text:style-name="P4">(kurz „Studentin“ bzw. „Student“ genannt) andererseits im Rahmen des <xsl:value-of select="studiengang_typ"/> Studienganges „<xsl:value-of select="studiengang"/>“, StgKz <xsl:value-of select="studiengang_kz"/>, in der Organisationsform eines 
	<xsl:choose>
		<xsl:when test="orgform = 'BB'">
			berufsbegleitenden Studiums.
		</xsl:when>
		<xsl:when test="orgform = 'VZ'">
			Vollzeitstudiums.
		</xsl:when>
		<xsl:otherwise>
			Fernstudiums.
		</xsl:otherwise>
	</xsl:choose>
</text:p>
      <text:p text:style-name="P13"/>
      <text:list xml:id="list305698312" text:continue-numbering="false" text:style-name="WW8Num7">
        <text:list-item>
          <text:list>
            <text:list-item>
              <text:p text:style-name="P24">Ausbildungsort</text:p>
            </text:list-item>
          </text:list>
        </text:list-item>
      </text:list>
      <text:p text:style-name="P5">Studienort sind die Räumlichkeiten der FH Technikum Wien, 1200 Wien, Höchstädtplatz und 1210 Wien, Giefinggasse. Bei Bedarf kann der Erhalter einen anderen Studienort festlegen.</text:p>
      <text:p text:style-name="P14"/>
      <text:list xml:id="list932404618" text:continue-numbering="true" text:style-name="WW8Num7">
        <text:list-item>
          <text:list>
            <text:list-item>
              <text:p text:style-name="P23">Vertragsgrundlage</text:p>
            </text:list-item>
          </text:list>
        </text:list-item>
      </text:list>
      <text:p text:style-name="P5">Die Ausbildung erfolgt auf der Grundlage des Fachhochschul-Studiengesetzes, BGBl. Nr. 340/1993 idgF, des Hochschul-Qualitätssicherungsgesetzes, BGBl. I Nr. 74/2011 idgF, des Akkreditierungsbescheides des Board der AQ Austria vom 9.5.2012, GZ FH12020016 idgF und des Fördervertrags mit dem Bundesministerium für Wissenschaft und Forschung idgF.</text:p>
      <text:p text:style-name="P14"/>
      <text:list xml:id="list636990326" text:continue-numbering="true" text:style-name="WW8Num7">
        <text:list-item>
          <text:list>
            <text:list-item>
              <text:p text:style-name="P26"><text:bookmark-start text:name="_Ref78860434"/>Ausbildungsdauer<text:bookmark-end text:name="_Ref78860434"/></text:p>
            </text:list-item>
          </text:list>
        </text:list-item>
      </text:list>
      <text:p text:style-name="P5">Die Ausbildungsdauer beträgt <xsl:value-of select="studiengang_maxsemester"/> Semester.</text:p>
      <text:p text:style-name="P5"/>
      <text:p text:style-name="P5">Nachgewiesene erworbene Kenntnisse können auf einzelne Lehrveranstaltungen angerechnet werden bzw. zum Erlass einer Lehrveranstaltung oder des Berufspraktikums führen. Hierzu bedarf es eines Antrages der Studentin bzw. des Studenten und der nachfolgenden Feststellung der inhaltlichen und umfänglichen Gleichwertigkeit durch die Studiengangsleitung.</text:p>
      <text:p text:style-name="P15"/>
      <text:list xml:id="list107841840" text:continue-numbering="true" text:style-name="WW8Num7">
        <text:list-item>
          <text:list>
            <text:list-item>
              <text:p text:style-name="P26">Ausbildungsabschluss</text:p>
            </text:list-item>
          </text:list>
        </text:list-item>
      </text:list>
      <text:p text:style-name="P36">Die Ausbildung endet mit der positiven Absolvierung der das jeweilige Studium abschließenden kommissionellen Prüfung. Nach dem Abschluss der vorgeschriebenen Prüfungen wird der akademische Grad <xsl:value-of select="studiengang_typ"/> of Science in Engineering (<xsl:value-of select="titel_kurzbz"/>) durch das FH-Kollegium verliehen.</text:p>
      <text:p text:style-name="P36"/>
      <text:list xml:id="list890989597" text:continue-numbering="true" text:style-name="WW8Num7">
        <text:list-item>
          <text:list>
            <text:list-item>
              <text:p text:style-name="P26">Rechte und Pflichten des Erhalters</text:p>
            </text:list-item>
          </text:list>
        </text:list-item>
      </text:list>
      <text:p text:style-name="P27"><text:bookmark-start text:name="_Ref78865698"/>5.1 Rechte<text:bookmark-end text:name="_Ref78865698"/></text:p>
      <text:p text:style-name="P5">Der Erhalter führt eine periodische Überprüfung des Studiums im Hinblick auf Relevanz und Aktualität durch und ist im Einvernehmen mit dem FH-Kollegium berechtigt, daraus Änderungen des akkreditierten Studienganges abzuleiten.</text:p>
      <text:p text:style-name="P5"/>
      <text:p text:style-name="P5">Der Erhalter ist berechtigt, die Daten der/des Studierenden an den FH Technikum Wien Alumni Club zu übermitteln. Der Alumni Club ist der AbsolventInnenverein der FH Technikum Wien. Er hat zum Ziel, AbsolventInnen, Studierende und Lehrende miteinander zu vernetzen sowie AbsolventInnen laufend über Aktivitäten an der FH Technikum Wien zu informieren. Einer Zusendung von Informationen durch den Alumni Club kann jederzeit widersprochen werden.</text:p>
      <text:list xml:id="list1539722475" text:style-name="WW8Num4">
        <text:list-header>
          <text:p text:style-name="P39"/>
        </text:list-header>
      </text:list>
      <text:p text:style-name="P27">5.2 Pflichten</text:p>
      <text:list xml:id="list1245891399" text:continue-numbering="true" text:style-name="WW8Num4">
        <text:list-item>
          <text:p text:style-name="P40">Der Erhalter ist verpflichtet, all jene Voraussetzungen zu bieten, damit das Studium innerhalb der Ausbildungsdauer (Pkt. 3) erfolgreich abgeschlossen werden kann. Die Voraussetzungen zur Erfüllung dieser Verpflichtung sind Gegenstand des akkreditierten Studienganges idgF, der Satzung der FH Technikum Wien idgF und der Hausordnung idgF. </text:p>
        </text:list-item>
        <text:list-item>
          <text:p text:style-name="P40">Der Erhalter ist weiters verpflichtet, das Studium auf der Grundlage höchster Qualitätsansprüche hinsichtlich der Erreichung der Ausbildungsziele zu gestalten und allfällige Änderungen des akkreditierten Studienganges bekannt zu geben.</text:p>
        </text:list-item>
        <text:list-item>
          <text:p text:style-name="P40">Der Erhalter verpflichtet sich zur sorgfaltsgemäßen Verwendung der personenbezogenen Daten der Studierenden. Die Daten werden nur im Rahmen der gesetzlichen und vertraglichen Verpflichtungen sowie des Studienbetriebes verwendet und nicht an nicht berechtigte Dritte weitergegeben.</text:p>
        </text:list-item>
      </text:list>
      <text:p text:style-name="P38"/>
      <text:list xml:id="list1403787711" text:continue-list="list890989597" text:style-name="WW8Num7">
        <text:list-item>
          <text:list>
            <text:list-item>
              <text:p text:style-name="P26">Rechte und Pflichten der Studierenden</text:p>
            </text:list-item>
          </text:list>
        </text:list-item>
      </text:list>
      <text:p text:style-name="P27">6.1 Rechte</text:p>
      <text:p text:style-name="P5">Die Studentin bzw. der Student hat das Recht auf </text:p>
      <text:list xml:id="list1358297633" text:continue-list="list1245891399" text:style-name="WW8Num4">
        <text:list-item>
          <text:p text:style-name="P40">einen Studienbetrieb gemäß den im akkreditierten Studiengang idgF und in der Satzung der FH Technikum Wien idgF festgelegten Bedingungen;</text:p>
        </text:list-item>
        <text:list-item>
          <text:p text:style-name="P40">ein Zeugnis über die im laufenden Semester abgelegten Prüfungen;</text:p>
        </text:list-item>
        <text:list-item>
          <text:p text:style-name="P37">
            <text:span text:style-name="T12">Unterbrechung der Ausbildung aus nachgewiesenen zwingenden persönlichen, gesundheitlichen oder beruflichen</text:span>
            <text:span text:style-name="T9"> Gründen.</text:span>
          </text:p>
          <text:p text:style-name="P38"/>
        </text:list-item>
      </text:list>
      <text:p text:style-name="P28">6.2 Pflichten</text:p>
      <text:p text:style-name="P29">6.2.1 Studienbeitrag</text:p>
      <text:p text:style-name="P5">Die Studentin bzw. der Student ist verpflichtet, zwei Wochen vor Beginn jedes Semesters (StudienanfängerInnen: bis 20. August vor Studienbeginn) einen Studienbeitrag gemäß Fachhochschul-Studiengesetz (BGBl. Nr. 340/1993 idgF) in der Höhe von derzeit € 363,36 netto pro Semester zu entrichten. Dies gilt auch in Semestern mit DiplomandInnenstatus o.ä. Im Falle einer Erhöhung des gesetzlichen Studienbeitragssatzes erhöht sich der angeführte Betrag entsprechend. <text:soft-page-break/>Bei Nichtantritt des Studiums oder Abbruch zu Beginn oder während des Semesters verfällt der Studienbeitrag.</text:p>
      <text:p text:style-name="P31">6.2.2 Studierendenbeitrag („ÖH-Beitrag“)</text:p>
      <text:p text:style-name="P5">Gemäß § 4 Abs. 10 des Fachhochschul-Studiengesetzes (BGBl. Nr. 340/1993 idgF und der Bundesministeriengesetz-Novelle 2007, BGBl. I Nr. 6/2007) gehören ordentliche und außerordentliche Studierende an Fachhochschul-Studiengängen der Österreichischen HochschülerInnenschaft (ÖH) gemäß Hochschülerinnen- und Hochschülerschaftsgesetz (HSG 2014) an. Daraus resultiert die Verpflichtung der Studentin oder des Studenten zur Entrichtung des ÖH-Beitrags. Dies gilt auch in Semestern mit DiplomandInnenstatus. Der Studierendenbeitrag kann jährlich durch die ÖH indexiert werden; die genaue Höhe des Studierendenbeitrags wird von der ÖH jährlich für das folgende Studienjahr bekannt gegeben.</text:p>
      <text:p text:style-name="P5">Die Einhebung des Betrags erfolgt durch die Fachhochschule. Der Erhalter überweist in Folge die eingezahlten Beträge der Studierenden ohne Abzüge an die ÖH. Die Entrichtung des Betrags ist Voraussetzung für die Zulassung zum Studium bzw. für dessen Fortsetzung.</text:p>
      <text:p text:style-name="P32">6.2.3 Kaution</text:p>
      <text:p text:style-name="P5">Im Zuge der Einschreibung ist der Nachweis über die einbezahlte Kaution zu erbringen.</text:p>
      <text:p text:style-name="P5">Die Kaution beträgt € 150,–.</text:p>
      <text:p text:style-name="P5">Bei Nichtantritt des Studiums oder Abbruch während des ersten oder zweiten Semesters verfällt die Kaution.</text:p>
      <text:p text:style-name="P5">Bei aufrechtem Inskriptionsverhältnis zu Beginn des zweiten Semesters wird die Kaution auf den Unkostenbeitrag (siehe nächster Punkt) des ersten und zweiten Semesters angerechnet. </text:p>
      <text:p text:style-name="P30">6.2.4 Unkostenbeitrag </text:p>
      <text:p text:style-name="P41">Pro Semester ist ein Unkostenbeitrag zu entrichten, wobei es sich nicht um einen Pauschalbetrag handelt. Der Unkostenbeitrag stellt eine Abgeltung für über das Normalmaß hinausgehende Serviceleistungen der FH dar, z.B. Freifächer, Beratung/Info Auslandsstudium, Sponsionsfeiern, Vorträge / Jobbörse, Mensa etc.</text:p>
      <text:p text:style-name="P5">Die Höhe des Unkostenbeitrages beträgt derzeit € 75,– pro Semester. Eine allfällige Anpassung wird durch Aushang bekannt gemacht.</text:p>
      <text:p text:style-name="P5">Der Unkostenbeitrag ist 
	<xsl:choose>
		<xsl:when test="semesterStudent = 3">
			im
		</xsl:when>
		<xsl:otherwise>
			ab dem 
		</xsl:otherwise>
	</xsl:choose>
3. Semester gleichzeitig mit der Studiengebühr vor Beginn des Semesters zu entrichten.</text:p>
      <text:p text:style-name="P5">Bei Vertragsauflösung vor Studienabschluss aus Gründen, die die Studentin bzw. der Student zu vertreten hat, oder auf deren bzw. dessen Wunsch, wird der Unkostenbeitrag zur Abdeckung der dem Erhalter erwachsenen administrativen Zusatzkosten einbehalten.</text:p>
      <text:p text:style-name="P32">6.2.5 Lehr- und Lernbehelfe</text:p>
      <text:p text:style-name="P8">Die Anschaffung unterrichtsbezogener Literatur und individueller Lernbehelfe ist durch den Unkostenbeitrag nicht abgedeckt. Eventuelle zusätzliche Kosten, die sich beispielsweise durch die studiengangsbezogene, gemeinsame Anschaffung von Lehr- bzw. Lernbehelfen (Skripten, CDs, Bücher, Projektmaterialien, Kopierpapier etc.) oder durch Exkursionen ergeben, werden von jedem Studiengang individuell eingehoben.</text:p>
      <text:p text:style-name="P32">6.2.6 Beibringung persönlicher Daten</text:p>
      <text:p text:style-name="P35">Die Studentin bzw. der Student ist verpflichtet, persönliche Daten beizubringen, die auf Grund eines Gesetzes, einer Verordnung oder eines Bescheides vom Erhalter erfasst werden müssen oder zur Erfüllung des Ausbildungsvertrages bzw für den Studienbetrieb unerlässlich sind.</text:p>
      <text:p text:style-name="P32">6.2.7 Aktualisierung eigener Daten und Bezug von Informationen</text:p>
      <text:p text:style-name="P35">Die Studentin bzw. der Student hat unaufgefordert dafür zu sorgen, dass die von ihr/ihm beigebrachten Daten aktuell sind. Änderungen sind der Studiengangsassistenz unverzüglich schriftlich mitzuteilen. Darüber hinaus trifft sie/ihn die Pflicht, sich von studienbezogenen Informationen, die ihr/ihm an die vom Erhalter zur Verfügung gestellte Emailadresse zugestellt werden, in geeigneter Weise Kenntnis zu verschaffen.)</text:p>
      <text:p text:style-name="P32">6.2.8 Verwertungsrechte</text:p>
      <text:p text:style-name="P35">Sofern nicht im Einzelfall andere Regelungen zwischen dem Erhalter und der Studentin oder dem Studenten getroffen wurden, ist die Studentin oder der Student verpflichtet, dem Erhalter die Rechte an Forschungs- und Entwicklungsergebnissen auf dessen schriftliche Anfrage hin anzubieten.</text:p>
      <text:p text:style-name="P32">6.2.9 Aufzeichnungen und Mitschnitte</text:p>
      <text:p text:style-name="P35">Es ist der/dem Studierenden ausdrücklich untersagt, Lehrveranstaltungen als Ganzes oder nur Teile davon aufzuzeichnen und/oder mitzuschneiden (z.B. durch Film- und/oder Tonaufnahmen oder sonstige hierfür geeignete audiovisuelle Mittel). Darüber hinaus ist jede Form der öffentlichen Zurverfügungstellung (drahtlos oder drahtgebunden) der vorgenannten Aufnahmen z.B. in sozialen Netzwerken wie Facebook, StudiVZ etc, aber auch auf Youtube usw. oder durch sonstige für diese Zwecke geeignete Kommunikationsmittel untersagt. Diese Regelungen gelten sinngemäß auch für Skripten, sonstige Lernbehelfe und Prüfungsangaben.</text:p>
      <text:p text:style-name="P35">Ausgenommen hiervon ist eine Aufzeichnung zu ausschließlichen Lern-, Studien- und Forschungszwecken und zum privaten Gebrauch, sofern hierfür der Vortragende vorab ausdrücklich seine schriftliche Zustimmung erteilt hat.</text:p>
      <text:p text:style-name="P31">6.2.10 Geheimhaltungspflicht<text:bookmark-end text:name="_Ref78867653"/></text:p>
      <text:p text:style-name="P5">Die Studentin bzw. der Student ist zur Geheimhaltung von Forschungs- und Entwicklungsaktivitäten und -ergebnissen gegenüber Dritten verpflichtet. </text:p>
      <text:p text:style-name="P5"/>
      <text:p text:style-name="P5">6.2.11 Unfallmeldung</text:p>
      <text:p text:style-name="P5">Im Falle eines Unfalles mit körperlicher Verletzung des/der Studierenden im Zusammenhang mit dem Studium ist die/der Studierende verpflichtet, innerhalb von drei Tagen eine Meldung am Studiengangssekretariat einzubringen. Dies betrifft auch Wegunfälle zur oder von der FH.</text:p>
      <text:p text:style-name="P5"/>
      <text:list xml:id="list866389060" text:continue-list="list1403787711" text:style-name="WW8Num7">
        <text:list-item>
          <text:list>
            <text:list-item>
              <text:p text:style-name="P26">Beendigung des Vertrages</text:p>
            </text:list-item>
          </text:list>
        </text:list-item>
      </text:list>
      <text:p text:style-name="P27">7.1 Auflösung im beiderseitigen Einvernehmen</text:p>
      <text:p text:style-name="P8">Im beiderseitigen Einvernehmen ist die Auflösung des Ausbildungsvertrages jederzeit ohne Angabe von Gründen möglich. Die einvernehmliche Auflösung bedarf der Schriftform.</text:p>
      <text:p text:style-name="P3"/>
      <text:p text:style-name="P27">7.2 Kündigung durch die Studentin bzw. den Studenten</text:p>
      <text:p text:style-name="P8">Die Studentin bzw. der Student kann den Ausbildungsvertrag schriftlich jeweils zum Ende eines Semesters kündigen.</text:p>
      <text:p text:style-name="P3"/>
      <text:p text:style-name="P27">7.3 Ausschluss durch den Erhalter</text:p>
      <text:p text:style-name="P5">Der Erhalter kann die Studentin bzw. den Studenten aus wichtigem Grund mit sofortiger Wirkung vom weiteren Studium ausschließen, und zwar beispielsweise wegen</text:p>
      <text:list xml:id="list1474649563" text:continue-list="list1358297633" text:style-name="WW8Num4">
        <text:list-item>
          <text:p text:style-name="P40">nicht genügender Leistung im Sinne der Prüfungsordnung;</text:p>
        </text:list-item>
        <text:list-item>
          <text:p text:style-name="P40">mehrmaligem unentschuldigten Verletzen der Anwesenheitspflicht ;</text:p>
        </text:list-item>
        <text:list-item>
          <text:p text:style-name="P40">wiederholtem Nichteinhalten von Prüfungsterminen und Abgabeterminen für Seminararbeiten, Projektarbeiten etc.;</text:p>
        </text:list-item>
        <text:list-item>
          <text:p text:style-name="P40">schwerwiegender bzw. wiederholter Verstöße gegen die Hausordnung;</text:p>
        </text:list-item>
        <text:list-item>
          <text:p text:style-name="P40">persönlichem Verhalten, das zu einer Beeinträchtigung des Images und/oder Betriebes des Studienganges, der Fachhochschule bzw. des Erhalters oder von Personen führt, die für die Fachhochschule bzw. den Erhalter tätig sind;</text:p>
        </text:list-item>
        <text:list-item>
          <text:p text:style-name="P40">Verletzung der Verpflichtung, dem Erhalter die Rechte an Forschungs- und Entwicklungsergebnissen anzubieten (siehe Pkt. 6.2.8);</text:p>
        </text:list-item>
        <text:list-item>
          <text:p text:style-name="P40">Verletzung der Geheimhaltungspflicht (siehe Pkt. 6.2.10); </text:p>
        </text:list-item>
        <text:list-item>
          <text:p text:style-name="P40">strafgerichtlicher Verurteilung (wobei die Art des Deliktes und der Grad der Schuld berücksichtigt werden);</text:p>
        </text:list-item>
        <text:list-item>
          <text:p text:style-name="P40">Nichterfüllung finanzieller Verpflichtungen trotz Mahnung (z.B. Unkostenbeitrag, Studienbeitrag etc.);</text:p>
        </text:list-item>
        <text:list-item>
          <text:p text:style-name="P40">Weigerung zur Beibringung von Daten (siehe Pkt. 6.2.6)</text:p>
        </text:list-item>
        <text:list-item>
          <text:p text:style-name="P40">Plagiieren im Rahmen wissenschaftlicher Arbeiten</text:p>
        </text:list-item>
      </text:list>
      <text:p text:style-name="P12"/>
      <text:p text:style-name="P5">Der Ausschluss kann mündlich erklärt werden. Mit Ausspruch des Ausschlusses endet der Ausbildungsvertrag, es sei denn, es wird ausdrücklich auf einen anderen Endtermin hingewiesen. Eine schriftliche Bestätigung des Ausschlusses wird innerhalb von zwei Wochen nach dessen Ausspruch per Post an die bekannt gegebene Adresse abgeschickt oder auf andere geeignete Weise übermittelt.</text:p>
      <text:p text:style-name="P5">Gleichzeitig mit dem Ausspruch des Ausschlusses kann auch ein Hausverbot verhängt werden.</text:p>
      <text:p text:style-name="P5"/>
      <text:p text:style-name="P27">7.4 Erlöschen</text:p>
      <text:p text:style-name="P5">Der Ausbildungsvertrag erlischt mit der Verleihung des akademischen Grades.</text:p>
      <text:p text:style-name="P27"/>
      <xsl:if test="studiengangSprache = 'English' or ((studiengang_kurzbz ='BEW' or studiengang_kurzbz='BWI') and orgform ='DL')">
        <text:list xml:id="list422793909" text:continue-list="list866389060" text:style-name="WW8Num7">
          <text:list-item>
            <text:list>
              <text:list-item>
                <text:p text:style-name="P26">
                Ergänzende Vereinbarungen
              </text:p>
              </text:list-item>
            </text:list>
          </text:list-item>
        </text:list>
        <text:p text:style-name="P5">Das gesamte Studienprogramm wird in englischer Sprache angeboten. Die Studentin bzw. der Student erklärt, die englische Sprache in Wort und Schrift in dem für eine akademische Ausbildung erforderlichen Ausmaß zu beherrschen.</text:p>
        <text:p text:style-name="P17"/>
        <text:p text:style-name="P5">
        Studierende des Studiengangs sind verpflichtet, eine EDV-Ausstattung zu beschaffen und zu unterhalten, die es ermöglicht, an den Fernlehrelementen teilzunehmen. Die gesamten Kosten der Anschaffung und des Betriebs (inkl. Kosten für Internet und e-mail) trägt der Student bzw. die Studentin.
      </text:p>
        <text:p text:style-name="P5"/>
      </xsl:if>
      <text:list xml:id="list398292235" text:continue-list="list866389060" text:style-name="WW8Num7">
        <text:list-item>
          <text:list>
            <text:list-item>
              <text:p text:style-name="P26"><text:soft-page-break/>Unwirksamkeit von Vertragsbestimmungen, Vertragslücke </text:p>
            </text:list-item>
          </text:list>
        </text:list-item>
      </text:list>
      <text:p text:style-name="P5">Sollten einzelne Bestimmungen dieses Vertrages unwirksam oder nichtig sein oder werden, so berührt dies die Gültigkeit der übrigen Bestimmungen dieses Vertrages nicht.</text:p>
      <text:p text:style-name="P5">Die Vertragsparteien verpflichten sich, unwirksame oder nichtige Bestimmungen durch neue Bestimmungen zu ersetzen, die dem in den unwirksamen oder nichtigen Bestimmungen enthaltenen Regelungsgehalt in rechtlich zulässiger Weise gerecht werden. Zur Ausfüllung einer allfälligen Lücke verpflichten sich die Vertragsparteien, auf die Etablierung angemessener Regelungen in diesem Vertrag hinzuwirken, die dem am nächsten kommen, was sie nach dem Sinn und Zweck des Vertrages bestimmt hätten, wenn der Punkt von ihnen bedacht worden wäre.</text:p>
      <text:p text:style-name="P5"/>
      <text:p text:style-name="P5"/>
      <text:list xml:id="list118967672" text:continue-list="list866389060" text:style-name="WW8Num7">
        <text:list-item>
          <text:list>
            <text:list-item>
              <text:p text:style-name="P26">Ausfertigungen, Gebühren, Gerichtsstand</text:p>
            </text:list-item>
          </text:list>
        </text:list-item>
      </text:list>
      <text:p text:style-name="P5">Die Ausfertigung dieses Vertrages erfolgt in zweifacher Ausführung. Ein Original verbleibt im zuständigen Administrationsbüro des Fachhochschul-Studienganges. Eine Ausfertigung wird der Studentin bzw. dem Studenten übergeben.</text:p>
      <text:p text:style-name="P5">Der Ausbildungsvertrag ist gebührenfrei.</text:p>
      <text:p text:style-name="P5">Gerichtsstand ist Wien, Innere Stadt.</text:p>
      <text:p text:style-name="P5"/>
      <text:p text:style-name="P5"/>
      <text:p text:style-name="P5"/>
      <text:p text:style-name="P5"/>
      <text:p text:style-name="P18"><text:tab/><text:tab/><text:tab/><text:tab/><text:tab/><text:tab/><text:s text:c="8"/>Wien, <xsl:value-of select="datum_aktuell"/></text:p>
      <table:table table:name="Tabelle1" table:style-name="Tabelle1">
        <table:table-column table:style-name="Tabelle1.A"/>
        <table:table-column table:style-name="Tabelle1.B"/>
        <table:table-column table:style-name="Tabelle1.A"/>
        <table:table-row table:style-name="Tabelle1.1">
          <table:table-cell table:style-name="Tabelle1.A1" office:value-type="string">
            <text:p text:style-name="P19">Ort, Datum</text:p>
          </table:table-cell>
          <table:table-cell table:style-name="Tabelle1.B1" office:value-type="string">
            <text:p text:style-name="P21"/>
          </table:table-cell>
          <table:table-cell table:style-name="Tabelle1.A1" office:value-type="string">
            <text:p text:style-name="P19">Ort, Datum</text:p>
            <text:p text:style-name="P19"/>
            <text:p text:style-name="P19"/>
            <text:p text:style-name="P19"/>
            <text:p text:style-name="P19"/>
          </table:table-cell>
        </table:table-row>
        <table:table-row table:style-name="Tabelle1.1">
          <table:table-cell table:style-name="Tabelle1.A2" office:value-type="string">
            <text:p text:style-name="P20">Die Studentin/der Student<text:line-break/>ggf. gesetzliche VertreterInnen</text:p>
          </table:table-cell>
          <table:table-cell table:style-name="Tabelle1.B1" office:value-type="string">
            <text:p text:style-name="P21"/>
          </table:table-cell>
          <table:table-cell table:style-name="Tabelle1.A2" office:value-type="string">
            <text:p text:style-name="P19">Für die FH Technikum Wien</text:p>
          </table:table-cell>
        </table:table-row>
      </table:table>
      <text:p text:style-name="P18"/>
    </office:text>
  </xsl:template>
</xsl:styleshee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Grande" svg:font-family="'Lucida Grande', 'Times New Roman'" style:font-family-generic="roman"/>
    <style:font-face style:name="ヒラギノ角ゴ Pro W3" svg:font-family="'ヒラギノ角ゴ Pro W3'"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tima" svg:font-family="Optim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style:font-name="Optima" fo:font-family="Optima" style:font-family-generic="swiss" style:font-pitch="variable" fo:font-size="11pt" style:font-size-asian="11pt" style:font-name-complex="Optima" style:font-family-complex="Optima"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423cm" fo:margin-bottom="0.106cm" style:contextual-spacing="false" fo:keep-with-next="always"/>
      <style:text-properties fo:font-size="16pt" fo:language="de" fo:country="A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list-style-name="WW8Num9" style:class="text">
      <style:paragraph-properties fo:margin-top="0.423cm" fo:margin-bottom="0.106cm" style:contextual-spacing="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1"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text-align="justify" style:justify-single-word="false"/>
      <style:text-properties style:font-name="Optima" fo:font-family="Optima" style:font-family-generic="swiss" style:font-pitch="variable" fo:font-size="11pt" style:font-size-asian="11pt" style:font-name-complex="Optima" style:font-family-complex="Optima" style:font-family-generic-complex="swiss" style:font-pitch-complex="variable"/>
    </style:style>
    <style:style style:name="Kommentartext" style:family="paragraph" style:parent-style-name="Standard">
      <style:text-properties fo:font-size="10pt" style:font-size-asian="10pt"/>
    </style:style>
    <style:style style:name="Textkörper_20_3" style:display-name="Textkörper 3" style:family="paragraph" style:parent-style-name="Standard">
      <style:paragraph-properties fo:text-align="justify" style:justify-single-word="false">
        <style:tab-stops>
          <style:tab-stop style:position="1.251cm"/>
        </style:tab-stops>
      </style:paragraph-properties>
      <style:text-properties fo:font-size="10.5pt" style:font-size-asian="10.5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andard_20__28_Web_29_" style:display-name="Standard (Web)" style:family="paragraph" style:parent-style-name="Standard">
      <style:paragraph-properties fo:margin-top="0.176cm" fo:margin-bottom="0.176cm" style:contextual-spacing="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abelleninhalt" style:family="paragraph" style:parent-style-name="Standard">
      <style:paragraph-properties fo:margin-top="0.141cm" fo:margin-bottom="0.141cm" style:contextual-spacing="false"/>
      <style:text-properties fo:font-size="9pt" fo:language="en" fo:country="GB" style:font-size-asian="9pt"/>
    </style:style>
    <style:style style:name="Aufzählungen" style:family="paragraph" style:parent-style-name="Standard" style:list-style-name="WW8Num6"/>
    <style:style style:name="Formatvorlage_20_Aufzählung_20_1" style:display-name="Formatvorlage Aufzählung 1" style:family="paragraph" style:parent-style-name="Standard" style:list-style-name="WW8Num4">
      <style:paragraph-properties fo:line-height="130%"/>
      <style:text-properties fo:font-size="10pt" style:font-size-asian="10pt"/>
    </style:style>
    <style:style style:name="Standard1" style:family="paragraph">
      <style:paragraph-properties fo:orphans="2" fo:widows="2"/>
      <style:text-properties fo:color="#000000" style:font-name="Lucida Grande" fo:font-family="'Lucida Grande', 'Times New Roman'" style:font-family-generic="roman" fo:font-size="12pt" fo:language="de" fo:country="DE" style:font-name-asian="ヒラギノ角ゴ Pro W3" style:font-family-asian="'ヒラギノ角ゴ Pro W3'" style:font-family-generic-asian="roman" style:font-size-asian="12pt" style:font-name-complex="Lucida Grande" style:font-family-complex="'Lucida Grande', 'Times New Roman'" style:font-family-generic-complex="roman" style:font-size-complex="10pt" style:language-complex="ar" style:country-complex="SA"/>
    </style:style>
    <style:style style:name="Footnote" style:family="paragraph" style:parent-style-name="Standard" style:class="extra">
      <style:text-properties fo:font-size="10pt" style:font-size-asian="10pt"/>
    </style:style>
    <style:style style:name="Dokumentstruktur"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50% 100%" style:font-name="Wingdings" fo:font-family="Wingdings" style:font-pitch="variable" style:font-charset="x-symbol" fo:font-size="16pt" style:font-size-asian="16pt" style:font-name-complex="Wingdings" style:font-family-complex="Wingdings" style:font-pitch-complex="variable" style:font-charset-complex="x-symbol"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variant="normal" fo:text-transform="none" fo:color="#000000" style:text-outline="false" style:text-line-through-style="none" style:text-line-through-type="none" style:text-position="-8% 100%" style:font-name="Wingdings" fo:font-family="Wingdings" style:font-pitch="variable" style:font-charset="x-symbol" fo:font-size="12pt" fo:font-style="normal" fo:text-shadow="none" fo:font-weight="normal" style:font-size-asian="12pt" style:font-style-asian="normal" style:font-weight-asian="normal" style:font-name-complex="Wingdings" style:font-family-complex="Wingdings" style:font-pitch-complex="variable" style:font-charset-complex="x-symbol" text:display="tru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tyle="normal" style:font-style-asian="norma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8462" style:text-position="super 58%" style:font-name="Wingdings" fo:font-family="Wingdings" style:font-pitch="variable" style:font-charset="x-symbol" fo:font-size="20pt" style:font-size-asian="20pt" style:font-name-complex="Wingdings" style:font-family-complex="Wingdings" style:font-pitch-complex="variable" style:font-charset-complex="x-symbol" style:font-size-complex="20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fo:font-style="normal" style:font-style-asian="normal" style:font-name-complex="Wingdings" style:font-family-complex="Wingdings"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tyle="normal" style:font-style-asian="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Absatz-Standardschriftart" style:family="text"/>
    <style:style style:name="Page_20_Number" style:display-name="Page Number" style:family="text" style:parent-style-name="Absatz-Standardschriftart"/>
    <style:style style:name="Kommentarzeichen" style:family="text">
      <style:text-properties fo:font-size="8pt" style:font-size-asian="8pt"/>
    </style:style>
    <style:style style:name="Footnote_20_Symbol" style:display-name="Footnote Symbol" style:family="text">
      <style:text-properties style:text-position="super 58%"/>
    </style:style>
    <style:style style:name="Fußnotentext_20_Zchn" style:display-name="Fußnotentext Zchn" style:family="text">
      <style:text-properties style:font-name="Arial" fo:font-family="Arial" style:font-family-generic="swiss" style:font-pitch="variable" fo:language="de" fo:country="DE" style:font-name-complex="Arial" style:font-family-complex="Arial" style:font-family-generic-complex="swiss" style:font-pitch-complex="variabl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65cm" fo:margin-left="0.365cm"/>
        </style:list-level-properties>
        <style:text-properties style:font-name="Wingdings"/>
      </text:list-level-style-bullet>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AT" style:language-asian="de" style:country-asian="AT"/>
    </style:style>
    <style:style style:name="MT1" style:family="text">
      <style:text-properties fo:font-size="8pt" style:font-size-asian="8pt" style:font-size-complex="8pt"/>
    </style:style>
    <style:style style:name="MT2" style:family="text">
      <style:text-properties fo:font-size="8pt" fo:background-color="transparent" loext:char-shading-value="0" style:font-size-asian="8pt" style:font-size-complex="8pt"/>
    </style:style>
    <style:style style:name="MT3" style:family="text"/>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2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48cm" fo:margin-left="0cm" fo:margin-right="0cm" fo:margin-bottom="3.381cm" style:dynamic-spacing="true"/>
      </style:header-style>
      <style:footer-style>
        <style:header-footer-properties fo:min-height="0.771cm" fo:margin-left="0cm" fo:margin-right="0cm" fo:margin-top="0.672cm" style:dynamic-spacing="true"/>
      </style:footer-style>
    </style:page-layout>
  </office:automatic-styles>
  <office:master-styles>
    <style:master-page style:name="Standard" style:page-layout-name="Mpm1">
      <style:header>
        <text:p text:style-name="MP1">
					<draw:frame draw:style-name="Mfr1" draw:name="Bild2" text:anchor-type="char" svg:x="11.001cm" svg:y="-0.628cm" svg:width="6.008cm" svg:height="2.699cm" draw:z-index="11">
						<draw:image xlink:href="Pictures/1000000000000F43000006D854A2A369.jpg" xlink:type="simple" xlink:show="embed" xlink:actuate="onLoad"/>
					</draw:frame>
				</text:p>
      </style:header>
      <style:header-first>
        <text:p text:style-name="MP1">
					<draw:frame draw:style-name="Mfr1" draw:name="Bild1" text:anchor-type="char" svg:x="11.06cm" svg:y="-0.628cm" svg:width="6.008cm" svg:height="2.699cm" draw:z-index="0">
						<draw:image xlink:href="Pictures/1000000000000F43000006D854A2A369.jpg" xlink:type="simple" xlink:show="embed" xlink:actuate="onLoad"/>
					</draw:frame>
					<draw:frame draw:style-name="Mfr1" draw:name="Bild3" text:anchor-type="char" svg:x="11.001cm" svg:y="-0.628cm" svg:width="6.008cm" svg:height="2.699cm" draw:z-index="13">
						<draw:image xlink:href="Pictures/1000000000000F43000006D854A2A369.jpg" xlink:type="simple" xlink:show="embed" xlink:actuate="onLoad"/>
					</draw:frame>
				</text:p>
      </style:header-first>
      <style:footer>
        <text:p text:style-name="Footer">
					<text:span text:style-name="MT1">Ausbildungsvertrag (Training Contract)<text:tab/>
						<text:tab/>
					</text:span>
					<text:span text:style-name="Page_20_Number">
						<text:span text:style-name="MT1">
							<text:page-number text:select-page="current">13</text:page-number>
						</text:span>
					</text:span>
					<text:span text:style-name="Page_20_Number">
						<text:span text:style-name="MT1"> </text:span>
					</text:span>
				</text:p>
        <text:p text:style-name="Footer">
					<text:span text:style-name="Page_20_Number">
						<text:span text:style-name="MT2">Master-Studiengang (Degree Program) Biomedical Engineering Sciences (Biomedical Engineering Sciences)</text:span>
					</text:span>
					<text:span text:style-name="Page_20_Number"> </text:span>
				</text:p>
      </style:footer>
      <style:footer-first>
        <text:p text:style-name="Footer">
					<text:span text:style-name="MT1">Ausbildungsvertrag (Training Contract)<text:tab/>
						<text:tab/>
					</text:span>
					<text:span text:style-name="Page_20_Number">
						<text:span text:style-name="MT1">
							<text:page-number text:select-page="current">1</text:page-number>
						</text:span>
					</text:span>
					<text:span text:style-name="Page_20_Number">
						<text:span text:style-name="MT1"> </text:span>
					</text:span>
				</text:p>
        <text:p text:style-name="Footer">
					<text:span text:style-name="Page_20_Number">
						<text:span text:style-name="MT2">Master-Studiengang (Degree Program) Biomedical Engineering Sciences (Biomedical Engineering Sciences)</text:span>
					</text:span>
					<text:span text:style-name="Page_20_Number"> </text:span>
				</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initial-creator/>
    <meta:creation-date/>
    <dc:date/>
    <meta:print-date/>
    <meta:editing-cycles/>
    <meta:generator/>
    <meta:editing-duration/>
    <meta:document-statistic meta:table-count="1" meta:image-count="3" meta:object-count="0" meta:page-count="13" meta:paragraph-count="211" meta:word-count="3945" meta:character-count="27842" meta:non-whitespace-character-count="23956"/>
    <meta:user-defined meta:name="dgnword-docGUID">{2263D51B-FBC1-4FEA-A442-0C9976B4D978}</meta:user-defined>
    <meta:user-defined meta:name="dgnword-eventsink">110333320</meta:user-defined>
  </office:meta>
</office:document-meta>
</file>